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Circle" draw:marker-end-width="0.152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1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16pt" style:font-size-asian="16pt" style:font-size-complex="16pt"/>
    </style:style>
    <style:style style:name="T1" style:family="text">
      <style:text-properties fo:font-family="Courier" style:font-family-generic="modern" style:font-pitch="fixed"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3.302cm" svg:x="3.429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508cm" svg:height="0.508cm" svg:x="5.042cm" svg:y="1.52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91cm" svg:height="0.762cm" svg:x="3.708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508cm" svg:height="0.508cm" svg:x="3.945cm" svg:y="2.41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032cm" svg:x="5.207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508cm" svg:height="0.508cm" svg:x="6.312cm" svg:y="2.41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91cm" svg:height="0.762cm" svg:x="5.405cm" svg:y="3.2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508cm" svg:height="0.508cm" svg:x="5.646cm" svg:y="3.40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91cm" svg:height="0.762cm" svg:x="6.783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508cm" svg:height="0.508cm" svg:x="7.024cm" svg:y="3.42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16cm" svg:y1="1.958cm" svg:x2="4.199cm" svg:y2="2.413cm" draw:start-shape="id1" draw:start-glue-point="7" draw:end-shape="id2" draw:end-glue-point="4" svg:d="m5116 1958-917 455" svg:viewBox="0 0 918 456">
          <text:p/>
        </draw:connector>
        <draw:connector draw:style-name="gr3" draw:text-style-name="P1" draw:layer="layout" draw:type="line" svg:x1="5.476cm" svg:y1="1.958cm" svg:x2="6.566cm" svg:y2="2.413cm" draw:start-shape="id1" draw:start-glue-point="9" draw:end-shape="id3" draw:end-glue-point="4" svg:d="m5476 1958 1090 455" svg:viewBox="0 0 1091 456">
          <text:p/>
        </draw:connector>
        <draw:connector draw:style-name="gr3" draw:text-style-name="P1" draw:layer="layout" draw:type="line" svg:x1="6.386cm" svg:y1="2.847cm" svg:x2="5.9cm" svg:y2="3.402cm" draw:start-shape="id3" draw:start-glue-point="7" draw:end-shape="id4" draw:end-glue-point="4" svg:d="m6386 2847-486 555" svg:viewBox="0 0 487 556">
          <text:p/>
        </draw:connector>
        <draw:connector draw:style-name="gr3" draw:text-style-name="P1" draw:layer="layout" draw:type="line" svg:x1="6.746cm" svg:y1="2.847cm" svg:x2="7.278cm" svg:y2="3.429cm" draw:start-shape="id3" draw:start-glue-point="9" draw:end-shape="id5" draw:end-glue-point="4" svg:d="m6746 2847 532 582" svg:viewBox="0 0 533 583">
          <text:p/>
        </draw:connector>
        <draw:custom-shape draw:style-name="gr1" draw:text-style-name="P1" draw:layer="layout" svg:width="4.826cm" svg:height="3.302cm" svg:x="3.429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508cm" svg:height="0.508cm" svg:x="5.042cm" svg:y="6.60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508cm" svg:height="0.508cm" svg:x="3.945cm" svg:y="7.49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508cm" svg:height="0.508cm" svg:x="6.312cm" svg:y="7.49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508cm" svg:height="0.508cm" svg:x="5.646cm" svg:y="8.48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508cm" svg:height="0.508cm" svg:x="7.024cm" svg:y="8.50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16cm" svg:y1="7.038cm" svg:x2="4.199cm" svg:y2="7.493cm" draw:start-shape="id6" draw:start-glue-point="7" draw:end-shape="id7" draw:end-glue-point="4" svg:d="m5116 7038-917 455" svg:viewBox="0 0 918 456">
          <text:p/>
        </draw:connector>
        <draw:connector draw:style-name="gr3" draw:text-style-name="P1" draw:layer="layout" draw:type="line" svg:x1="5.476cm" svg:y1="7.038cm" svg:x2="6.566cm" svg:y2="7.493cm" draw:start-shape="id6" draw:start-glue-point="9" draw:end-shape="id8" draw:end-glue-point="4" svg:d="m5476 7038 1090 455" svg:viewBox="0 0 1091 456">
          <text:p/>
        </draw:connector>
        <draw:connector draw:style-name="gr3" draw:text-style-name="P1" draw:layer="layout" draw:type="line" svg:x1="6.386cm" svg:y1="7.927cm" svg:x2="5.9cm" svg:y2="8.482cm" draw:start-shape="id8" draw:start-glue-point="7" draw:end-shape="id9" draw:end-glue-point="4" svg:d="m6386 7927-486 555" svg:viewBox="0 0 487 556">
          <text:p/>
        </draw:connector>
        <draw:connector draw:style-name="gr3" draw:text-style-name="P1" draw:layer="layout" draw:type="line" svg:x1="6.746cm" svg:y1="7.927cm" svg:x2="7.278cm" svg:y2="8.509cm" draw:start-shape="id8" draw:start-glue-point="9" draw:end-shape="id10" draw:end-glue-point="4" svg:d="m6746 7927 532 582" svg:viewBox="0 0 533 583">
          <text:p/>
        </draw:connector>
        <draw:custom-shape draw:style-name="gr4" draw:text-style-name="P2" xml:id="id11" draw:id="id11" draw:layer="layout" svg:width="0.635cm" svg:height="0.635cm" svg:x="4.191cm" svg:y="10.16cm">
          <text:p text:style-name="P1"><text:span text:style-name="T1">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2" draw:id="id12" draw:layer="layout" svg:width="0.635cm" svg:height="0.635cm" svg:x="6.223cm" svg:y="10.16cm">
          <text:p text:style-name="P1"><text:span text:style-name="T1">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0.635cm" svg:height="0.635cm" svg:x="8.636cm" svg:y="8.001cm">
          <text:p text:style-name="P1"><text:span text:style-name="T1">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.508cm" svg:y1="10.16cm" svg:x2="4.199cm" svg:y2="8.001cm" draw:start-shape="id11" draw:start-glue-point="0" draw:end-shape="id7" draw:end-glue-point="8" svg:d="m4508 10160-309-2159" svg:viewBox="0 0 310 2160">
          <text:p/>
        </draw:connector>
        <draw:connector draw:style-name="gr5" draw:text-style-name="P1" draw:layer="layout" draw:type="line" svg:x1="6.54cm" svg:y1="10.16cm" svg:x2="6.08cm" svg:y2="8.916cm" draw:start-shape="id12" draw:start-glue-point="0" draw:end-shape="id9" draw:end-glue-point="9" svg:d="m6540 10160-460-1244" svg:viewBox="0 0 461 1245">
          <text:p/>
        </draw:connector>
        <draw:connector draw:style-name="gr5" draw:text-style-name="P1" draw:layer="layout" draw:type="line" svg:x1="8.636cm" svg:y1="8.318cm" svg:x2="6.82cm" svg:y2="7.747cm" draw:start-shape="id13" draw:start-glue-point="3" draw:end-shape="id8" draw:end-glue-point="10" svg:d="m8636 8318-1816-571" svg:viewBox="0 0 1817 572">
          <text:p/>
        </draw:connector>
        <draw:frame draw:style-name="gr6" draw:text-style-name="P4" draw:layer="layout" svg:width="4.826cm" svg:height="0.882cm" svg:x="2.529cm" svg:y="0.381cm">
          <draw:text-box>
            <text:p text:style-name="P3"><text:span text:style-name="T2">Recursive</text:span></text:p>
          </draw:text-box>
        </draw:frame>
        <draw:frame draw:style-name="gr6" draw:text-style-name="P4" draw:layer="layout" svg:width="4.826cm" svg:height="0.882cm" svg:x="2.529cm" svg:y="5.481cm">
          <draw:text-box>
            <text:p text:style-name="P3"><text:span text:style-name="T2">Curso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21:21:22</dc:date>
    <meta:editing-duration>PT47M30S</meta:editing-duration>
    <meta:editing-cycles>9</meta:editing-cycles>
    <meta:generator>LibreOffice/4.0.5.2$MacOSX_x86 LibreOffice_project/5464147a081647a250913f19c0715bca595af2f</meta:generator>
    <meta:document-statistic meta:object-count="50"/>
  </office:meta>
</office:document-meta>
</file>